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, Arial"/>
    <style:font-face style:name="Агтсешщт эьуэ ыгззщыув ещ куегктЖ  3" svg:font-family="'Агтсешщт эьуэ ыгззщыув ещ куегктЖ  3'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9.98cm" fo:margin-right="0cm" fo:margin-top="0cm" fo:margin-bottom="0cm" loext:contextual-spacing="false" fo:orphans="2" fo:widows="2" fo:text-indent="0cm" style:auto-text-indent="false"/>
      <style:text-properties fo:color="#000000" officeooo:paragraph-rsid="00f67795"/>
    </style:style>
    <style:style style:name="P2" style:family="paragraph" style:parent-style-name="Text_20_body">
      <style:paragraph-properties fo:margin-left="9.98cm" fo:margin-right="0cm" fo:margin-top="0cm" fo:margin-bottom="0cm" loext:contextual-spacing="false" fo:orphans="2" fo:widows="2" fo:text-indent="0cm" style:auto-text-indent="false"/>
      <style:text-properties fo:color="#000000" style:font-name="Times New Roman" officeooo:paragraph-rsid="00f67795"/>
    </style:style>
    <style:style style:name="P3" style:family="paragraph" style:parent-style-name="Heading_20_2">
      <style:paragraph-properties fo:margin-left="9.98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zxx" fo:country="none" fo:font-style="normal" fo:font-weight="normal" officeooo:rsid="03688689" officeooo:paragraph-rsid="03688689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4" style:family="paragraph" style:parent-style-name="Heading_20_1">
      <style:paragraph-properties fo:margin-left="9.98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3bd5251" officeooo:paragraph-rsid="03bfb0a8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5" style:family="paragraph" style:parent-style-name="Text_20_body">
      <style:paragraph-properties fo:margin-left="9.98cm" fo:margin-right="0cm" fo:orphans="2" fo:widows="2" fo:text-indent="0cm" style:auto-text-indent="false"/>
      <style:text-properties fo:color="#000000" style:font-name="Times New Roman" officeooo:paragraph-rsid="001814c8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font-size="10.5pt" fo:letter-spacing="normal" fo:language="ru" fo:country="RU" fo:font-style="normal" fo:font-weight="bold" officeooo:paragraph-rsid="001814c8" style:font-size-asian="10.5pt" style:font-style-asian="normal" style:font-weight-asian="bold" style:font-name-complex="sans-serif" style:font-size-complex="10.5pt"/>
    </style:style>
    <style:style style:name="P7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814c8" style:font-size-asian="14pt" style:font-style-asian="normal" style:font-weight-asian="normal" style:font-name-complex="Times New Roman1"/>
    </style:style>
    <style:style style:name="P8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letter-spacing="normal" officeooo:paragraph-rsid="001814c8"/>
    </style:style>
    <style:style style:name="P9" style:family="paragraph" style:parent-style-name="Text_20_body">
      <style:paragraph-properties fo:text-align="center" style:justify-single-word="false" fo:orphans="2" fo:widows="2"/>
      <style:text-properties fo:color="#000000" style:font-name="Times New Roman" officeooo:paragraph-rsid="001814c8"/>
    </style:style>
    <style:style style:name="P10" style:family="paragraph" style:parent-style-name="Text_20_body">
      <style:paragraph-properties fo:text-align="center" style:justify-single-word="false" fo:orphans="2" fo:widows="2"/>
      <style:text-properties fo:color="#000000" style:font-name="Times New Roman" officeooo:paragraph-rsid="02f58d2d"/>
    </style:style>
    <style:style style:name="P11" style:family="paragraph" style:parent-style-name="Text_20_body">
      <style:paragraph-properties fo:margin-left="0.661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0.5pt" fo:letter-spacing="normal" fo:language="ru" fo:country="RU" fo:font-style="normal" fo:font-weight="bold" officeooo:paragraph-rsid="001814c8" style:font-size-asian="10.5pt" style:language-asian="zxx" style:country-asian="none" style:font-style-asian="normal" style:font-weight-asian="bold" style:font-name-complex="sans-serif" style:font-size-complex="10.5pt" style:language-complex="zxx" style:country-complex="none"/>
    </style:style>
    <style:style style:name="P12" style:family="paragraph" style:parent-style-name="Text_20_body">
      <style:paragraph-properties fo:margin-left="12.471cm" fo:margin-right="0cm" fo:orphans="2" fo:widows="2" fo:text-indent="0cm" style:auto-text-indent="false"/>
      <style:text-properties fo:font-variant="normal" fo:text-transform="none" fo:color="#000000" style:font-name="Times New Roman" fo:letter-spacing="normal" officeooo:paragraph-rsid="001814c8"/>
    </style:style>
    <style:style style:name="P13" style:family="paragraph" style:parent-style-name="Text_20_body">
      <style:paragraph-properties fo:margin-left="12.471cm" fo:margin-right="0cm" fo:orphans="2" fo:widows="2" fo:text-indent="0cm" style:auto-text-indent="false"/>
      <style:text-properties fo:font-variant="normal" fo:text-transform="none" fo:color="#000000" style:font-name="Times New Roman" fo:letter-spacing="normal" officeooo:paragraph-rsid="03bfb0a8"/>
    </style:style>
    <style:style style:name="P14" style:family="paragraph" style:parent-style-name="Text_20_body">
      <style:paragraph-properties fo:margin-left="12.47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letter-spacing="normal" officeooo:paragraph-rsid="03bfb0a8"/>
    </style:style>
    <style:style style:name="P15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01814c8"/>
    </style:style>
    <style:style style:name="P16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6de440"/>
    </style:style>
    <style:style style:name="P17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967e8c"/>
    </style:style>
    <style:style style:name="P18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color="#000000" style:font-name="Times New Roman" officeooo:paragraph-rsid="03bfb0a8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c1bebb" officeooo:paragraph-rsid="03c1bebb" style:font-size-asian="8pt" style:language-asian="zxx" style:country-asian="none" style:font-size-complex="8pt" style:language-complex="zxx" style:country-complex="none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04051" officeooo:paragraph-rsid="03d04051" style:font-size-asian="8pt" style:language-asian="zxx" style:country-asian="none" style:font-size-complex="8pt" style:language-complex="zxx" style:country-complex="none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4e840" officeooo:paragraph-rsid="03d4e840" style:font-size-asian="8pt" style:language-asian="zxx" style:country-asian="none" style:font-size-complex="8pt" style:language-complex="zxx" style:country-complex="none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5e090" officeooo:paragraph-rsid="03d5e090" style:font-size-asian="8pt" style:language-asian="zxx" style:country-asian="none" style:font-size-complex="8pt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7f260d" officeooo:paragraph-rsid="03973a68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a2a6f9" officeooo:paragraph-rsid="03973a68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d3045e" officeooo:paragraph-rsid="03d3045e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3d3045e" officeooo:paragraph-rsid="03d3045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3c292af" officeooo:paragraph-rsid="03cddc0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officeooo:paragraph-rsid="02f8cafe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ca346" officeooo:paragraph-rsid="03c1bebb" style:font-size-asian="8pt" style:language-asian="zxx" style:country-asian="none" style:font-size-complex="8pt" style:language-complex="zxx" style:country-complex="none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ca346" officeooo:paragraph-rsid="03dca346" style:font-size-asian="8pt" style:language-asian="zxx" style:country-asian="none" style:font-size-complex="8pt" style:language-complex="zxx" style:country-complex="none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ca346" officeooo:paragraph-rsid="03de58ea" style:font-size-asian="8pt" style:language-asian="zxx" style:country-asian="none" style:font-size-complex="8pt" style:language-complex="zxx" style:country-complex="none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e6a175" officeooo:paragraph-rsid="03e6a175" style:font-size-asian="8pt" style:language-asian="zxx" style:country-asian="none" style:font-size-complex="8pt" style:language-complex="zxx" style:country-complex="none"/>
    </style:style>
    <style:style style:name="P33" style:family="paragraph" style:parent-style-name="Standard">
      <style:paragraph-properties fo:margin-top="0.201cm" fo:margin-bottom="0.201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3c292af" officeooo:paragraph-rsid="03c292af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bfb0a8"/>
    </style:style>
    <style:style style:name="T1" style:family="text">
      <style:text-properties fo:font-variant="normal" fo:text-transform="none" fo:font-size="10.5pt" fo:letter-spacing="normal" fo:language="ru" fo:country="RU" fo:font-style="normal" fo:font-weight="bold" style:font-size-asian="10.5pt" style:font-style-asian="normal" style:font-weight-asian="bold" style:font-name-complex="sans-serif" style:font-size-complex="10.5pt"/>
    </style:style>
    <style:style style:name="T2" style:family="text">
      <style:text-properties fo:font-variant="normal" fo:text-transform="none" fo:font-size="10.5pt" fo:letter-spacing="normal" fo:language="ru" fo:country="RU" fo:font-style="normal" fo:font-weight="normal" style:font-size-asian="10.5pt" style:font-style-asian="normal" style:font-weight-asian="normal" style:font-name-complex="Times New Roman1" style:font-size-complex="10.5pt"/>
    </style:style>
    <style:style style:name="T3" style:family="text">
      <style:text-properties fo:font-variant="normal" fo:text-transform="none" fo:font-size="20pt" fo:letter-spacing="normal" fo:language="ru" fo:country="RU" fo:font-style="normal" fo:font-weight="normal" style:font-size-asian="20pt" style:font-style-asian="normal" style:font-weight-asian="normal" style:font-name-complex="Times New Roman1" style:font-size-complex="20pt"/>
    </style:style>
    <style:style style:name="T4" style:family="text">
      <style:text-properties fo:font-variant="normal" fo:text-transform="none" fo:font-size="20pt" fo:letter-spacing="normal" fo:font-style="normal" fo:font-weight="normal" style:font-size-asian="20pt" style:font-style-asian="normal" style:font-weight-asian="normal" style:font-name-complex="Times New Roman1" style:font-size-complex="20pt"/>
    </style:style>
    <style:style style:name="T5" style:family="text">
      <style:text-properties fo:font-variant="normal" fo:text-transform="none" fo:font-size="18pt" fo:letter-spacing="normal" fo:font-style="normal" fo:font-weight="normal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variant="normal" fo:text-transform="none" fo:font-size="18pt" fo:letter-spacing="normal" fo:font-style="normal" fo:font-weight="normal" officeooo:rsid="03089cf7" style:font-size-asian="18pt" style:font-style-asian="normal" style:font-weight-asian="normal" style:font-name-complex="Times New Roman1" style:font-size-complex="18pt"/>
    </style:style>
    <style:style style:name="T7" style:family="text">
      <style:text-properties fo:font-variant="normal" fo:text-transform="none" fo:font-size="18pt" fo:letter-spacing="normal" fo:font-style="normal" fo:font-weight="normal" officeooo:rsid="02f58d2d" style:font-size-asian="18pt" style:font-style-asian="normal" style:font-weight-asian="normal" style:font-name-complex="Times New Roman1" style:font-size-complex="18pt"/>
    </style:style>
    <style:style style:name="T8" style:family="text">
      <style:text-properties fo:font-variant="normal" fo:text-transform="none" fo:font-size="18pt" fo:letter-spacing="normal" fo:font-style="normal" fo:font-weight="normal" officeooo:rsid="0364d0f1" style:font-size-asian="18pt" style:font-style-asian="normal" style:font-weight-asian="normal" style:font-name-complex="Times New Roman1" style:font-size-complex="18pt"/>
    </style:style>
    <style:style style:name="T9" style:family="text">
      <style:text-properties fo:font-variant="normal" fo:text-transform="none" fo:font-size="18pt" fo:letter-spacing="normal" fo:font-style="normal" fo:font-weight="normal" officeooo:rsid="03dbd308" style:font-size-asian="18pt" style:font-style-asian="normal" style:font-weight-asian="normal" style:font-name-complex="Times New Roman1" style:font-size-complex="18pt"/>
    </style:style>
    <style:style style:name="T10" style:family="text">
      <style:text-properties fo:font-variant="normal" fo:text-transform="none" fo:font-size="18pt" fo:letter-spacing="normal" fo:language="ru" fo:country="RU" fo:font-style="normal" fo:font-weight="normal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1" style:family="text">
      <style:text-properties fo:font-variant="normal" fo:text-transform="none" fo:font-size="18pt" fo:letter-spacing="normal" fo:language="ru" fo:country="RU" fo:font-style="normal" fo:font-weight="normal" officeooo:rsid="03bd5251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2" style:family="text">
      <style:text-properties fo:font-variant="normal" fo:text-transform="none" fo:font-size="18pt" fo:letter-spacing="normal" fo:language="ru" fo:country="RU" fo:font-style="normal" fo:font-weight="normal" officeooo:rsid="03d8def4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3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14" style:family="text">
      <style:text-properties fo:font-variant="normal" fo:text-transform="none" fo:font-size="14pt" fo:letter-spacing="normal" fo:font-style="normal" fo:font-weight="normal" officeooo:rsid="039d7999" style:font-size-asian="14pt" style:font-style-asian="normal" style:font-weight-asian="normal" style:font-name-complex="Times New Roman1"/>
    </style:style>
    <style:style style:name="T15" style:family="text">
      <style:text-properties fo:font-variant="normal" fo:text-transform="none" fo:font-size="14pt" fo:letter-spacing="normal" fo:language="en" fo:country="US" fo:font-style="normal" fo:font-weight="normal" style:font-size-asian="14pt" style:font-style-asian="normal" style:font-weight-asian="normal" style:font-name-complex="Times New Roman1"/>
    </style:style>
    <style:style style:name="T16" style:family="text">
      <style:text-properties fo:font-variant="normal" fo:text-transform="none" fo:font-size="14pt" fo:letter-spacing="normal" fo:language="en" fo:country="US" fo:font-style="normal" fo:font-weight="normal" officeooo:rsid="039d7999" style:font-size-asian="14pt" style:font-style-asian="normal" style:font-weight-asian="normal" style:font-name-complex="Times New Roman1"/>
    </style:style>
    <style:style style:name="T17" style:family="text">
      <style:text-properties fo:font-variant="normal" fo:text-transform="none" fo:font-size="14pt" fo:letter-spacing="normal" fo:language="ru" fo:country="RU" fo:font-style="normal" fo:font-weight="normal" style:font-size-asian="14pt" style:font-style-asian="normal" style:font-weight-asian="normal" style:font-name-complex="Times New Roman1"/>
    </style:style>
    <style:style style:name="T18" style:family="text">
      <style:text-properties fo:font-variant="normal" fo:text-transform="none" fo:font-size="14pt" fo:letter-spacing="normal" fo:language="ru" fo:country="RU" fo:font-style="normal" fo:font-weight="normal" officeooo:rsid="0066c5e0" style:font-size-asian="14pt" style:font-style-asian="normal" style:font-weight-asian="normal" style:font-name-complex="Times New Roman1"/>
    </style:style>
    <style:style style:name="T19" style:family="text">
      <style:text-properties fo:font-variant="normal" fo:text-transform="none" fo:font-size="14pt" fo:letter-spacing="normal" fo:language="ru" fo:country="RU" fo:font-style="normal" fo:font-weight="normal" style:font-name-asian="TimesNewRomanPS-BoldMT" style:font-size-asian="14pt" style:font-style-asian="normal" style:font-weight-asian="normal" style:font-name-complex="Times New Roman1" style:font-size-complex="14pt" style:font-weight-complex="bold"/>
    </style:style>
    <style:style style:name="T20" style:family="text">
      <style:text-properties fo:font-variant="normal" fo:text-transform="none" fo:font-size="14pt" fo:letter-spacing="normal" fo:language="ru" fo:country="RU" fo:font-style="normal" fo:font-weight="normal" officeooo:rsid="038f4983" style:font-name-asian="TimesNewRomanPS-BoldMT" style:font-size-asian="14pt" style:font-style-asian="normal" style:font-weight-asian="normal" style:font-name-complex="Times New Roman1" style:font-size-complex="14pt" style:font-weight-complex="bold"/>
    </style:style>
    <style:style style:name="T21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3902b73" style:font-size-asian="14pt" style:language-asian="zxx" style:country-asian="none" style:font-style-asian="normal" style:font-weight-asian="normal" style:font-name-complex="Times New Roman1" style:language-complex="zxx" style:country-complex="none" loext:padding="0cm" loext:border="none"/>
    </style:style>
    <style:style style:name="T22" style:family="text">
      <style:text-properties officeooo:rsid="03bfb0a8"/>
    </style:style>
    <style:style style:name="T23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анкт-Петербургский национальный исследовательский университет </text:p>
      <text:p text:style-name="P9"><text:span text:style-name="T1">информационных технологий, механики и оптики</text:span><text:span text:style-name="T2"><text:line-break/></text:span><text:span text:style-name="T1">(Университет ИТМО)</text:span><text:span text:style-name="T2"> </text:span><text:bookmark text:name="report_R98097615122270904"/></text:p>
      <text:p text:style-name="P11">Факультет компьютерных технологий и управления</text:p>
      <text:p text:style-name="P11">Кафедра вычислительной техники</text:p>
      <text:p text:style-name="P7"/>
      <text:p text:style-name="P8"> </text:p>
      <text:p text:style-name="P8"> </text:p>
      <text:p text:style-name="P8"> </text:p>
      <text:p text:style-name="P8"> </text:p>
      <text:p text:style-name="P8"> </text:p>
      <text:p text:style-name="P9"><text:span text:style-name="T3">Лабораторная</text:span><text:span text:style-name="T4"> работа</text:span><text:span text:style-name="T5"> </text:span><text:span text:style-name="T6">№</text:span><text:span text:style-name="T9">2</text:span></text:p>
      <text:p text:style-name="P10"><text:span text:style-name="T5">п</text:span><text:span text:style-name="T7">о дисциплине</text:span></text:p>
      <text:p text:style-name="P28"><text:span text:style-name="T5">«</text:span><text:span text:style-name="T11">Технологии программировани</text:span><text:span text:style-name="T12">я</text:span><text:span text:style-name="T10">» </text:span></text:p>
      <text:p text:style-name="P12"> </text:p>
      <text:p text:style-name="P12"> </text:p>
      <text:p text:style-name="P12"> </text:p>
      <text:p text:style-name="P12"> </text:p>
      <text:p text:style-name="P12"> </text:p>
      <text:p text:style-name="P13"> </text:p>
      <text:p text:style-name="P14"> </text:p>
      <text:p text:style-name="P5"><text:span text:style-name="T13">Выполнил<text:line-break/>студент </text:span><text:span text:style-name="T14">4</text:span><text:span text:style-name="T13"> курса,<text:line-break/>группы </text:span><text:span text:style-name="T15">P3</text:span><text:span text:style-name="T16">4</text:span><text:span text:style-name="T15">00</text:span><text:span text:style-name="T13"><text:line-break/></text:span><text:span text:style-name="T15">C</text:span><text:span text:style-name="T17">апожников Борис Константинович</text:span></text:p>
      <text:p text:style-name="P2"><text:span text:style-name="T18">Р</text:span><text:span text:style-name="T13">уководитель</text:span><text:span text:style-name="T17">:</text:span></text:p>
      <text:p text:style-name="P1"><text:span text:style-name="Strong_20_Emphasis"><text:span text:style-name="T21">кандидат технических наук</text:span></text:span></text:p>
      <text:p text:style-name="P4">Оголюк Александр <text:span text:style-name="T22">Александрович</text:span></text:p>
      <text:p text:style-name="P3"/>
      <text:p text:style-name="P15"> </text:p>
      <text:p text:style-name="P15"> </text:p>
      <text:p text:style-name="P16"> </text:p>
      <text:p text:style-name="P15"> </text:p>
      <text:p text:style-name="P17"> </text:p>
      <text:p text:style-name="P34"> </text:p>
      <text:p text:style-name="P18"><text:span text:style-name="T19">Санкт-Петербург — 201</text:span><text:span text:style-name="T20">8</text:span></text:p>
      <text:p text:style-name="P33"><text:soft-page-break/><text:span text:style-name="T23">list1.py</text:span></text:p>
      <text:p text:style-name="P30"># 1. </text:p>
      <text:p text:style-name="P30"># Вх: список чисел, Возвр: список чисел, где </text:p>
      <text:p text:style-name="P30"># повторяющиеся числа урезаны до одного </text:p>
      <text:p text:style-name="P30"># пример [0, 2, 2, 3] returns [0, 2, 3]. </text:p>
      <text:p text:style-name="P30">def rm_adj(nums):</text:p>
      <text:p text:style-name="P30"><text:tab/>return list(set(nums)) </text:p>
      <text:p text:style-name="P30"/>
      <text:p text:style-name="P30"/>
      <text:p text:style-name="P30"># 2. Вх: Два списка упорядоченных по возрастанию, </text:p>
      <text:p text:style-name="P30">#<text:tab/>Возвр: новый отсортированный объединенный список </text:p>
      <text:p text:style-name="P30">def combine_list(list1, list2):</text:p>
      <text:p text:style-name="P30"><text:tab/>newlist = list(list1[:])</text:p>
      <text:p text:style-name="P30"><text:tab/>newlist.extend(list2)</text:p>
      <text:p text:style-name="P30"><text:tab/>return sorted(newlist) </text:p>
      <text:p text:style-name="P30"/>
      <text:p text:style-name="P30"/>
      <text:p text:style-name="P30">def test(func, res, expt):</text:p>
      <text:p text:style-name="P30"><text:tab/>print 'Function \''+str(func)+'\' supposed to return: ', expt<text:tab/></text:p>
      <text:p text:style-name="P30"><text:tab/>print ('and' if res == expt <text:s/>else 'but') + ' returns:' , res</text:p>
      <text:p text:style-name="P30"/>
      <text:p text:style-name="P30"/>
      <text:p text:style-name="P30">if __name__ == '__main__':</text:p>
      <text:p text:style-name="P30"><text:tab/>#test 1</text:p>
      <text:p text:style-name="P30"><text:tab/>test('rm_adj', rm_adj([0, 2, 2, 3]), [0, 2, 3]);<text:tab/></text:p>
      <text:p text:style-name="P30"><text:tab/>#test 2</text:p>
      <text:p text:style-name="P30"><text:tab/>test('combine_list', combine_list([17, 5, 7, 1], [2, 3, 5]), [1, 2, 3, 5, 5, 7, 17]);</text:p>
      <text:p text:style-name="P30"><text:tab/></text:p>
      <text:p text:style-name="P19"/>
      <text:p text:style-name="P27">string1.py</text:p>
      <text:p text:style-name="P29"/>
      <text:p text:style-name="P31"># 1. </text:p>
      <text:p text:style-name="P31"># Входящие параметры: int &lt;count&gt; , </text:p>
      <text:p text:style-name="P31"># Результат: string в форме</text:p>
      <text:p text:style-name="P31"># "Number of: &lt;count&gt;", где &lt;count&gt; число из вход.парам.</text:p>
      <text:p text:style-name="P31"># <text:s/>Если число равно 10 или более, напечатать "many"</text:p>
      <text:p text:style-name="P31"># <text:s/>вместо &lt;count&gt;</text:p>
      <text:p text:style-name="P31"># <text:s/>Пример: (5) -&gt; "Number of: 5", <text:s/>(23) -&gt; 'Number of: many'</text:p>
      <text:p text:style-name="P31"/>
      <text:p text:style-name="P31">def num_of_items(count):</text:p>
      <text:p text:style-name="P31"><text:s text:c="2"/>return 'Number of: ' + <text:s/>('many' if count&gt;=10 else str(count))</text:p>
      <text:p text:style-name="P31"/>
      <text:p text:style-name="P31"># 2. </text:p>
      <text:p text:style-name="P31"># Входящие параметры: string s, </text:p>
      <text:p text:style-name="P31"># Результат: string из 2х первых и 2х последних символов s</text:p>
      <text:p text:style-name="P31"># Пример 'welcome' -&gt; 'weme'.</text:p>
      <text:p text:style-name="P31">def start_end_symbols(s):</text:p>
      <text:p text:style-name="P31"><text:tab/>return s[:2]+s[-2:]</text:p>
      <text:p text:style-name="P31"/>
      <text:p text:style-name="P31"># 3. </text:p>
      <text:p text:style-name="P31"># Входящие параметры: string s,</text:p>
      <text:p text:style-name="P31"># Результат: string где все вхождения 1го символа заменяются на '*'</text:p>
      <text:p text:style-name="P31"># (кроме самого 1го символа)</text:p>
      <text:p text:style-name="P31"># Пример: 'bibble' -&gt; 'bi**le' </text:p>
      <text:p text:style-name="P31"/>
      <text:p text:style-name="P31">def replace_char(s):</text:p>
      <text:p text:style-name="P31"><text:tab/>return s[0] + s[1:].replace(s[0], '*')</text:p>
      <text:p text:style-name="P31"/>
      <text:p text:style-name="P31"/>
      <text:p text:style-name="P31"># 4</text:p>
      <text:p text:style-name="P31"># Входящие параметры: string a и b, </text:p>
      <text:p text:style-name="P31"># Результат: string где &lt;a&gt; и &lt;b&gt; разделены пробелом </text:p>
      <text:p text:style-name="P31"># а превые 2 симв обоих строк заменены друг на друга</text:p>
      <text:p text:style-name="P31"># Т.е. 'max', pid' -&gt; 'pix mad'</text:p>
      <text:p text:style-name="P31"># 'dog', 'dinner' -&gt; 'dig donner'</text:p>
      <text:p text:style-name="P31">def str_mix(a, b):</text:p>
      <text:p text:style-name="P31"><text:s text:c="2"/>return b[:2] + a[2:] + ' ' + a[:2] + b[2:]</text:p>
      <text:p text:style-name="P31"/>
      <text:p text:style-name="P31"/>
      <text:p text:style-name="P31">def test(func, res, expt):</text:p>
      <text:p text:style-name="P31"><text:s text:c="2"/>print 'Function \''+str(func)+'\' supposed to return: \'' + expt + '\'' </text:p>
      <text:p text:style-name="P31"><text:s text:c="2"/>print ('and' if res == expt <text:s/>else 'but') + ' returns: \'' + res + '\''</text:p>
      <text:p text:style-name="P31"/>
      <text:p text:style-name="P31"/>
      <text:p text:style-name="P31">if __name__ == '__main__':</text:p>
      <text:p text:style-name="P31"><text:s text:c="2"/>#test1 </text:p>
      <text:p text:style-name="P31"><text:s text:c="2"/>test('num_of_items', num_of_items(10), 'Number of: many')</text:p>
      <text:p text:style-name="P31"><text:s text:c="2"/>test('num_of_items', num_of_items(3), 'Number of: 3')</text:p>
      <text:p text:style-name="P31"><text:soft-page-break/><text:s text:c="2"/>#test2</text:p>
      <text:p text:style-name="P31"><text:s text:c="2"/>test('start_end_symbols', start_end_symbols('welcome'), 'weme')</text:p>
      <text:p text:style-name="P31"><text:s text:c="2"/>#test3</text:p>
      <text:p text:style-name="P31"><text:s text:c="2"/>test('replace_char', replace_char('bibble'), 'bi**le')</text:p>
      <text:p text:style-name="P31"><text:s text:c="2"/>#test4</text:p>
      <text:p text:style-name="P31"><text:s text:c="2"/>test('str_mix', str_mix('max', 'pid'), 'pix mad')</text:p>
      <text:p text:style-name="P31"><text:s text:c="2"/>test('str_mix', str_mix('dog', 'dinner'), 'dig donner')</text:p>
      <text:p text:style-name="P31"/>
      <text:p text:style-name="P26">Вывод:</text:p>
      <text:p text:style-name="P25"/>
      <text:p text:style-name="P32">Function 'rm_adj' supposed to return: <text:s/>[0, 2, 3]</text:p>
      <text:p text:style-name="P32">and returns: [0, 2, 3]</text:p>
      <text:p text:style-name="P32">Function 'combine_list' supposed to return: <text:s/>[1, 2, 3, 5, 5, 7, 17]</text:p>
      <text:p text:style-name="P32">and returns: [1, 2, 3, 5, 5, 7, 17]</text:p>
      <text:p text:style-name="P32"/>
      <text:p text:style-name="P32">Function 'num_of_items' supposed to return: 'Number of: many'</text:p>
      <text:p text:style-name="P32">and returns: 'Number of: many'</text:p>
      <text:p text:style-name="P32">Function 'num_of_items' supposed to return: 'Number of: 3'</text:p>
      <text:p text:style-name="P32">and returns: 'Number of: 3'</text:p>
      <text:p text:style-name="P32">Function 'start_end_symbols' supposed to return: 'weme'</text:p>
      <text:p text:style-name="P32">and returns: 'weme'</text:p>
      <text:p text:style-name="P32">Function 'replace_char' supposed to return: 'bi**le'</text:p>
      <text:p text:style-name="P32">and returns: 'bi**le'</text:p>
      <text:p text:style-name="P32">Function 'str_mix' supposed to return: 'pix mad'</text:p>
      <text:p text:style-name="P32">and returns: 'pix mad'</text:p>
      <text:p text:style-name="P32">Function 'str_mix' supposed to return: 'dig donner'</text:p>
      <text:p text:style-name="P32">and returns: 'dig donner'</text:p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ans-serif" svg:font-family="sans-serif, Arial"/>
    <style:font-face style:name="Агтсешщт эьуэ ыгззщыув ещ куегктЖ  3" svg:font-family="'Агтсешщт эьуэ ыгззщыув ещ куегктЖ  3'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oi.ioea" style:family="paragraph" style:parent-style-name="Default" style:default-outline-level="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fo:text-indent="-1.27cm" fo:margin-left="3.493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fo:text-indent="-2.54cm" fo:margin-left="7.726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8:18:00</meta:creation-date>
    <meta:editing-duration>P6DT3H35M9S</meta:editing-duration>
    <meta:editing-cycles>791</meta:editing-cycles>
    <meta:generator>LibreOffice/5.1.6.2$Linux_X86_64 LibreOffice_project/10m0$Build-2</meta:generator>
    <dc:date>2018-10-23T12:19:02.822712780</dc:date>
    <dc:title>Лабораторная работа N 1</dc:title>
    <meta:initial-creator>BorisFedorov</meta:initial-creator>
    <meta:print-date>2017-05-04T08:42:20.236186809</meta:print-date>
    <meta:document-statistic meta:table-count="0" meta:image-count="0" meta:object-count="0" meta:page-count="3" meta:paragraph-count="114" meta:word-count="497" meta:character-count="3388" meta:non-whitespace-character-count="2894"/>
    <meta:user-defined meta:name="Info 1"/>
    <meta:user-defined meta:name="Info 2"/>
    <meta:user-defined meta:name="Info 3"/>
    <meta:user-defined meta:name="Info 4"/>
  </office:meta>
</office:document-meta>
</file>